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 svg:font-family="'Linux Libertine G'" style:font-pitch="variable"/>
    <style:font-face style:name="Linux Libertine G1" svg:font-family="'Linux Libertine G'"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style:style>
    <style:style style:name="P2"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93ca8" officeooo:paragraph-rsid="00193ca8"/>
    </style:style>
    <style:style style:name="P3"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93ca8" officeooo:paragraph-rsid="00193ca8"/>
    </style:style>
    <style:style style:name="P4"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93ca8" officeooo:paragraph-rsid="001b386b"/>
    </style:style>
    <style:style style:name="P5"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b386b" officeooo:paragraph-rsid="001b386b"/>
    </style:style>
    <style:style style:name="P6"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2c3cd0" officeooo:paragraph-rsid="002c3cd0"/>
    </style:style>
    <style:style style:name="P7"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c5734" officeooo:paragraph-rsid="001c5734"/>
    </style:style>
    <style:style style:name="P8"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c5734" officeooo:paragraph-rsid="001c5734"/>
    </style:style>
    <style:style style:name="P9"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c5734" officeooo:paragraph-rsid="001c5734"/>
    </style:style>
    <style:style style:name="P10"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c5734" officeooo:paragraph-rsid="001c5734"/>
    </style:style>
    <style:style style:name="P11"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c5734" officeooo:paragraph-rsid="001c5734"/>
    </style:style>
    <style:style style:name="P12"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c5734" officeooo:paragraph-rsid="001c5734"/>
    </style:style>
    <style:style style:name="P13"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c5734" officeooo:paragraph-rsid="001c5734"/>
    </style:style>
    <style:style style:name="P14" style:family="paragraph" style:parent-style-name="Heading_20_3" style:master-page-name="">
      <loext:graphic-properties draw:fill="none"/>
      <style:paragraph-properties fo:margin-left="0.5118in" fo:margin-right="0in" fo:margin-top="0.0972in" fo:margin-bottom="0.0835in" loext:contextual-spacing="false" fo:text-align="justify" style:justify-single-word="false" fo:text-indent="-0.3154in" style:auto-text-indent="false" style:page-number="auto" fo:keep-with-next="always"/>
      <style:text-properties style:font-name="Linux Libertine G" officeooo:rsid="001c5734" officeooo:paragraph-rsid="001c5734"/>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Heading_20_1">
      <style:paragraph-properties fo:text-align="justify" style:justify-single-word="false" fo:break-before="page"/>
      <style:text-properties style:font-name="Linux Libertine G" officeooo:rsid="0019a650" officeooo:paragraph-rsid="0019a650"/>
    </style:style>
    <style:style style:name="P17" style:family="paragraph" style:parent-style-name="Heading_20_1">
      <style:paragraph-properties fo:text-align="justify" style:justify-single-word="false" fo:break-before="page"/>
      <style:text-properties style:font-name="Linux Libertine G"/>
    </style:style>
    <style:style style:name="P18" style:family="paragraph" style:parent-style-name="Heading_20_1" style:list-style-name=""/>
    <style:style style:name="P19" style:family="paragraph" style:parent-style-name="Heading_20_1" style:list-style-name="">
      <style:paragraph-properties fo:text-align="justify" style:justify-single-word="false"/>
      <style:text-properties style:font-name="Linux Libertine G" officeooo:rsid="0019a650" officeooo:paragraph-rsid="0019a650"/>
    </style:style>
    <style:style style:name="P20" style:family="paragraph" style:parent-style-name="Heading_20_1">
      <style:paragraph-properties fo:text-align="justify" style:justify-single-word="false"/>
      <style:text-properties style:font-name="Linux Libertine G"/>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Heading_20_2" style:master-page-name="">
      <loext:graphic-properties draw:fill="none"/>
      <style:paragraph-properties fo:margin-left="0.3937in" fo:margin-right="0in" fo:margin-top="0.139in" fo:margin-bottom="0.0835in" loext:contextual-spacing="false" fo:text-align="justify" style:justify-single-word="false" fo:text-indent="-0.1965in" style:auto-text-indent="false" style:page-number="auto" fo:keep-with-next="always"/>
      <style:text-properties style:font-name="Linux Libertine G"/>
    </style:style>
    <style:style style:name="P23" style:family="paragraph" style:parent-style-name="Heading_20_2" style:master-page-name="">
      <loext:graphic-properties draw:fill="none"/>
      <style:paragraph-properties fo:margin-left="0.3937in" fo:margin-right="0in" fo:margin-top="0.139in" fo:margin-bottom="0.0835in" loext:contextual-spacing="false" fo:text-align="justify" style:justify-single-word="false" fo:text-indent="-0.1965in" style:auto-text-indent="false" style:page-number="auto" fo:keep-with-next="always"/>
      <style:text-properties style:font-name="Linux Libertine G"/>
    </style:style>
    <style:style style:name="P24" style:family="paragraph" style:parent-style-name="Heading_20_2" style:master-page-name="">
      <loext:graphic-properties draw:fill="none"/>
      <style:paragraph-properties fo:margin-left="0.3937in" fo:margin-right="0in" fo:margin-top="0.139in" fo:margin-bottom="0.0835in" loext:contextual-spacing="false" fo:text-align="justify" style:justify-single-word="false" fo:text-indent="-0.1965in" style:auto-text-indent="false" style:page-number="auto" fo:keep-with-next="always"/>
      <style:text-properties style:font-name="Linux Libertine G" officeooo:rsid="00111ba5" officeooo:paragraph-rsid="00111ba5"/>
    </style:style>
    <style:style style:name="P25" style:family="paragraph" style:parent-style-name="Heading_20_2" style:master-page-name="">
      <loext:graphic-properties draw:fill="none"/>
      <style:paragraph-properties fo:margin-left="0.3937in" fo:margin-right="0in" fo:margin-top="0.139in" fo:margin-bottom="0.0835in" loext:contextual-spacing="false" fo:line-height="150%" fo:text-align="justify" style:justify-single-word="false" fo:text-indent="-0.1965in" style:auto-text-indent="false" style:page-number="auto" fo:keep-with-next="always"/>
      <style:text-properties style:font-name="Linux Libertine G" officeooo:rsid="00202c2f" officeooo:paragraph-rsid="00202c2f"/>
    </style:style>
    <style:style style:name="P26" style:family="paragraph" style:parent-style-name="Text_20_body">
      <style:text-properties style:font-name="Linux Libertine G" officeooo:paragraph-rsid="000c4db1"/>
    </style:style>
    <style:style style:name="P27" style:family="paragraph" style:parent-style-name="Text_20_body" style:list-style-name="L1">
      <style:paragraph-properties fo:text-align="justify" style:justify-single-word="false"/>
    </style:style>
    <style:style style:name="P28" style:family="paragraph" style:parent-style-name="Text_20_body">
      <style:paragraph-properties fo:margin-top="0in" fo:margin-bottom="0in" loext:contextual-spacing="false" fo:line-height="150%" fo:text-align="justify" style:justify-single-word="false"/>
      <style:text-properties style:font-name="Linux Libertine G" officeooo:rsid="000e4900" officeooo:paragraph-rsid="000e4900"/>
    </style:style>
    <style:style style:name="P29" style:family="paragraph" style:parent-style-name="Text_20_body">
      <style:paragraph-properties fo:margin-top="0in" fo:margin-bottom="0in" loext:contextual-spacing="false" fo:line-height="150%" fo:text-align="justify" style:justify-single-word="false"/>
      <style:text-properties style:font-name="Linux Libertine G" officeooo:rsid="000e49d5" officeooo:paragraph-rsid="000e49d5"/>
    </style:style>
    <style:style style:name="P30" style:family="paragraph" style:parent-style-name="Text_20_body" style:master-page-name="">
      <loext:graphic-properties draw:fill="none"/>
      <style:paragraph-properties fo:margin-left="0.1965in" fo:margin-right="0in" fo:margin-top="0in" fo:margin-bottom="0in" loext:contextual-spacing="false" fo:line-height="150%" fo:text-align="justify" style:justify-single-word="false" fo:text-indent="0.1965in" style:auto-text-indent="false" style:page-number="auto"/>
      <style:text-properties style:font-name="Linux Libertine G" officeooo:rsid="000e4900" officeooo:paragraph-rsid="000e4900"/>
    </style:style>
    <style:style style:name="P31" style:family="paragraph" style:parent-style-name="Text_20_body" style:master-page-name="">
      <loext:graphic-properties draw:fill="none"/>
      <style:paragraph-properties fo:margin-left="0.1965in" fo:margin-right="0in" fo:margin-top="0in" fo:margin-bottom="0in" loext:contextual-spacing="false" fo:line-height="150%" fo:text-align="justify" style:justify-single-word="false" fo:text-indent="0.1965in" style:auto-text-indent="false" style:page-number="auto"/>
      <style:text-properties style:font-name="Linux Libertine G" officeooo:rsid="000e49d5" officeooo:paragraph-rsid="000e49d5"/>
    </style:style>
    <style:style style:name="P32" style:family="paragraph" style:parent-style-name="Text_20_body">
      <loext:graphic-properties draw:fill="none"/>
      <style:paragraph-properties fo:margin-left="0.2in" fo:margin-right="0in" fo:margin-top="0in" fo:margin-bottom="0in" loext:contextual-spacing="false" fo:line-height="150%" fo:text-align="justify" style:justify-single-word="false" fo:text-indent="0.2in" style:auto-text-indent="true"/>
      <style:text-properties style:font-name="Linux Libertine G" officeooo:rsid="0017d2ab" officeooo:paragraph-rsid="0017d2ab"/>
    </style:style>
    <style:style style:name="P33" style:family="paragraph" style:parent-style-name="Text_20_body">
      <loext:graphic-properties draw:fill="none"/>
      <style:paragraph-properties fo:margin-left="0.2in" fo:margin-right="0in" fo:margin-top="0in" fo:margin-bottom="0in" loext:contextual-spacing="false" fo:line-height="150%" fo:text-align="justify" style:justify-single-word="false" fo:text-indent="0.2in" style:auto-text-indent="true"/>
      <style:text-properties style:font-name="Linux Libertine G" officeooo:rsid="001edc2f" officeooo:paragraph-rsid="001edc2f"/>
    </style:style>
    <style:style style:name="P34" style:family="paragraph" style:parent-style-name="Text_20_body">
      <loext:graphic-properties draw:fill="none"/>
      <style:paragraph-properties fo:margin-left="0.2in" fo:margin-right="0in" fo:margin-top="0in" fo:margin-bottom="0in" loext:contextual-spacing="false" fo:line-height="150%" fo:text-align="justify" style:justify-single-word="false" fo:text-indent="0.2in" style:auto-text-indent="true"/>
      <style:text-properties style:font-name="Linux Libertine G" officeooo:rsid="0027b9d4" officeooo:paragraph-rsid="0027b9d4"/>
    </style:style>
    <style:style style:name="P35" style:family="paragraph" style:parent-style-name="Text_20_body">
      <loext:graphic-properties draw:fill="none"/>
      <style:paragraph-properties fo:margin-left="0.2in" fo:margin-right="0in" fo:margin-top="0in" fo:margin-bottom="0in" loext:contextual-spacing="false" fo:line-height="150%" fo:text-align="justify" style:justify-single-word="false" fo:text-indent="0.2in" style:auto-text-indent="true"/>
      <style:text-properties style:font-name="Linux Libertine G" officeooo:rsid="002fb653" officeooo:paragraph-rsid="002fb653"/>
    </style:style>
    <style:style style:name="P36" style:family="paragraph" style:parent-style-name="Text_20_body">
      <loext:graphic-properties draw:fill="none"/>
      <style:paragraph-properties fo:margin-left="0.2in" fo:margin-right="0in" fo:margin-top="0in" fo:margin-bottom="0in" loext:contextual-spacing="false" fo:line-height="150%" fo:text-align="justify" style:justify-single-word="false" fo:text-indent="0.2in" style:auto-text-indent="true"/>
      <style:text-properties style:font-name="Linux Libertine G" officeooo:rsid="0035f56b" officeooo:paragraph-rsid="0035f56b"/>
    </style:style>
    <style:style style:name="P37" style:family="paragraph" style:parent-style-name="Text_20_body">
      <loext:graphic-properties draw:fill="none"/>
      <style:paragraph-properties fo:margin-left="0.2in" fo:margin-right="0in" fo:margin-top="0in" fo:margin-bottom="0in" loext:contextual-spacing="false" fo:line-height="150%" fo:text-align="justify" style:justify-single-word="false" fo:text-indent="0.2in" style:auto-text-indent="true"/>
      <style:text-properties style:font-name="Linux Libertine G" officeooo:rsid="0035f56b" officeooo:paragraph-rsid="003ad421"/>
    </style:style>
    <style:style style:name="P38" style:family="paragraph" style:parent-style-name="Text_20_body">
      <loext:graphic-properties draw:fill="none"/>
      <style:paragraph-properties fo:margin-left="0.2in" fo:margin-right="0in" fo:margin-top="0in" fo:margin-bottom="0in" loext:contextual-spacing="false" fo:line-height="150%" fo:text-align="justify" style:justify-single-word="false" fo:text-indent="0.2in" style:auto-text-indent="true"/>
      <style:text-properties style:font-name="Linux Libertine G" officeooo:rsid="0035f56b" officeooo:paragraph-rsid="003bc00a"/>
    </style:style>
    <style:style style:name="P39" style:family="paragraph" style:parent-style-name="Text_20_body">
      <loext:graphic-properties draw:fill="none"/>
      <style:paragraph-properties fo:margin-left="0.2in" fo:margin-right="0in" fo:margin-top="0in" fo:margin-bottom="0in" loext:contextual-spacing="false" fo:line-height="150%" fo:text-align="justify" style:justify-single-word="false" fo:text-indent="0.2in" style:auto-text-indent="true"/>
      <style:text-properties style:font-name="Linux Libertine G" officeooo:rsid="0035f56b" officeooo:paragraph-rsid="0040461f"/>
    </style:style>
    <style:style style:name="P40" style:family="paragraph" style:parent-style-name="Text_20_body">
      <loext:graphic-properties draw:fill="none"/>
      <style:paragraph-properties fo:margin-left="0.2in" fo:margin-right="0in" fo:margin-top="0in" fo:margin-bottom="0in" loext:contextual-spacing="false" fo:line-height="150%" fo:text-align="justify" style:justify-single-word="false" fo:text-indent="0.2in" style:auto-text-indent="true"/>
      <style:text-properties style:font-name="Linux Libertine G" officeooo:rsid="0035f56b" officeooo:paragraph-rsid="00428f8f"/>
    </style:style>
    <style:style style:name="P41"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16641c" officeooo:paragraph-rsid="0016641c"/>
    </style:style>
    <style:style style:name="P42"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1edc2f" officeooo:paragraph-rsid="001edc2f"/>
    </style:style>
    <style:style style:name="P43"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202c2f" officeooo:paragraph-rsid="00202c2f"/>
    </style:style>
    <style:style style:name="P44"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26390c" officeooo:paragraph-rsid="0026390c"/>
    </style:style>
    <style:style style:name="P45"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2c3cd0" officeooo:paragraph-rsid="002c3cd0"/>
    </style:style>
    <style:style style:name="P46"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35f56b" officeooo:paragraph-rsid="0035f56b"/>
    </style:style>
    <style:style style:name="P47"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35f56b" officeooo:paragraph-rsid="0035f56b"/>
    </style:style>
    <style:style style:name="P48"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35f56b" officeooo:paragraph-rsid="0035f56b"/>
    </style:style>
    <style:style style:name="P49"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35f56b" officeooo:paragraph-rsid="0035f56b"/>
    </style:style>
    <style:style style:name="P50"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35f56b" officeooo:paragraph-rsid="003e7bd6"/>
    </style:style>
    <style:style style:name="P51"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35f56b" officeooo:paragraph-rsid="003fd779"/>
    </style:style>
    <style:style style:name="P52"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35f56b" officeooo:paragraph-rsid="0035f56b"/>
    </style:style>
    <style:style style:name="P53" style:family="paragraph" style:parent-style-name="Text_20_body" style:master-page-name="">
      <loext:graphic-properties draw:fill="none"/>
      <style:paragraph-properties fo:margin-left="0.2in" fo:margin-right="0in" fo:margin-top="0in" fo:margin-bottom="0in" loext:contextual-spacing="false" fo:line-height="150%" fo:text-align="justify" style:justify-single-word="false" fo:text-indent="0.2in" style:auto-text-indent="true" style:page-number="auto"/>
      <style:text-properties style:font-name="Linux Libertine G" officeooo:rsid="0035f56b" officeooo:paragraph-rsid="0035f56b"/>
    </style:style>
    <style:style style:name="P54" style:family="paragraph" style:parent-style-name="Text_20_body" style:master-page-name="">
      <loext:graphic-properties draw:fill="none"/>
      <style:paragraph-properties fo:margin-left="0.1965in" fo:margin-right="0in" fo:margin-top="0in" fo:margin-bottom="0.0972in" loext:contextual-spacing="false" fo:line-height="120%" fo:text-align="justify" style:justify-single-word="false" fo:text-indent="0.1965in" style:auto-text-indent="false" style:page-number="auto">
        <style:tab-stops>
          <style:tab-stop style:position="0.198in"/>
        </style:tab-stops>
      </style:paragraph-properties>
    </style:style>
    <style:style style:name="P55" style:family="paragraph" style:parent-style-name="Title">
      <style:paragraph-properties fo:margin-top="3.9402in" fo:margin-bottom="0.0799in" loext:contextual-spacing="false"/>
      <style:text-properties style:font-name="Linux Libertine G" officeooo:paragraph-rsid="000c4db1"/>
    </style:style>
    <style:style style:name="P56" style:family="paragraph" style:parent-style-name="Subtitle">
      <style:text-properties style:font-name="Linux Libertine G" officeooo:paragraph-rsid="000c4db1"/>
    </style:style>
    <style:style style:name="P57" style:family="paragraph" style:parent-style-name="Subtitle">
      <style:text-properties officeooo:paragraph-rsid="000c4db1"/>
    </style:style>
    <style:style style:name="P58" style:family="paragraph" style:parent-style-name="Footer">
      <style:paragraph-properties fo:text-align="start" style:justify-single-word="false">
        <style:tab-stops>
          <style:tab-stop style:position="6.6902in" style:type="right"/>
        </style:tab-stops>
      </style:paragraph-properties>
      <style:text-properties officeooo:paragraph-rsid="000c4db1"/>
    </style:style>
    <style:style style:name="P59" style:family="paragraph" style:parent-style-name="Contents_20_Heading">
      <style:paragraph-properties fo:break-before="page"/>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Linux Libertine G"/>
    </style:style>
    <style:style style:name="T2" style:family="text">
      <style:text-properties style:font-name="Liberation Serif" officeooo:rsid="0019af85"/>
    </style:style>
    <style:style style:name="T3" style:family="text">
      <style:text-properties officeooo:rsid="000e4900"/>
    </style:style>
    <style:style style:name="T4" style:family="text">
      <style:text-properties officeooo:rsid="000e701c"/>
    </style:style>
    <style:style style:name="T5" style:family="text">
      <style:text-properties officeooo:rsid="0016a87c"/>
    </style:style>
    <style:style style:name="T6" style:family="text">
      <style:text-properties fo:font-style="italic" style:font-style-asian="italic" style:font-style-complex="italic"/>
    </style:style>
    <style:style style:name="T7" style:family="text">
      <style:text-properties fo:font-style="italic" officeooo:rsid="0038fb21"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923c1" style:font-style-asian="normal" style:font-style-complex="normal"/>
    </style:style>
    <style:style style:name="T10" style:family="text">
      <style:text-properties fo:font-style="normal" officeooo:rsid="0019a650" style:font-style-asian="normal" style:font-style-complex="normal"/>
    </style:style>
    <style:style style:name="T11" style:family="text">
      <style:text-properties fo:font-style="normal" officeooo:rsid="0023a603" style:font-style-asian="normal" style:font-style-complex="normal"/>
    </style:style>
    <style:style style:name="T12" style:family="text">
      <style:text-properties fo:font-style="normal" officeooo:rsid="00249e3a" style:font-style-asian="normal" style:font-style-complex="normal"/>
    </style:style>
    <style:style style:name="T13" style:family="text">
      <style:text-properties fo:font-style="normal" officeooo:rsid="00261855" style:font-style-asian="normal" style:font-style-complex="normal"/>
    </style:style>
    <style:style style:name="T14" style:family="text">
      <style:text-properties fo:font-style="normal" officeooo:rsid="0027b9d4" style:font-style-asian="normal" style:font-style-complex="normal"/>
    </style:style>
    <style:style style:name="T15" style:family="text">
      <style:text-properties fo:font-style="normal" officeooo:rsid="002a46d2" style:font-style-asian="normal" style:font-style-complex="normal"/>
    </style:style>
    <style:style style:name="T16" style:family="text">
      <style:text-properties fo:font-style="normal" officeooo:rsid="002d570b" style:font-style-asian="normal" style:font-style-complex="normal"/>
    </style:style>
    <style:style style:name="T17" style:family="text">
      <style:text-properties fo:font-style="normal" officeooo:rsid="002f2adf" style:font-style-asian="normal" style:font-style-complex="normal"/>
    </style:style>
    <style:style style:name="T18" style:family="text">
      <style:text-properties fo:font-style="normal" officeooo:rsid="002fb653" style:font-style-asian="normal" style:font-style-complex="normal"/>
    </style:style>
    <style:style style:name="T19" style:family="text">
      <style:text-properties fo:font-style="normal" officeooo:rsid="00202c2f" style:font-style-asian="normal" style:font-style-complex="normal"/>
    </style:style>
    <style:style style:name="T20" style:family="text">
      <style:text-properties fo:font-style="normal" officeooo:rsid="0032c514" style:font-style-asian="normal" style:font-style-complex="normal"/>
    </style:style>
    <style:style style:name="T21" style:family="text">
      <style:text-properties fo:font-style="normal" officeooo:rsid="00346c9b" style:font-style-asian="normal" style:font-style-complex="normal"/>
    </style:style>
    <style:style style:name="T22" style:family="text">
      <style:text-properties fo:font-style="normal" officeooo:rsid="0038040c" style:font-style-asian="normal" style:font-style-complex="normal"/>
    </style:style>
    <style:style style:name="T23" style:family="text">
      <style:text-properties fo:font-style="normal" officeooo:rsid="0038fb21" style:font-style-asian="normal" style:font-style-complex="normal"/>
    </style:style>
    <style:style style:name="T24" style:family="text">
      <style:text-properties fo:font-style="normal" officeooo:rsid="003a6b43" style:font-style-asian="normal" style:font-style-complex="normal"/>
    </style:style>
    <style:style style:name="T25" style:family="text">
      <style:text-properties fo:font-style="normal" officeooo:rsid="003ad421" style:font-style-asian="normal" style:font-style-complex="normal"/>
    </style:style>
    <style:style style:name="T26" style:family="text">
      <style:text-properties fo:font-style="normal" officeooo:rsid="003bc00a" style:font-style-asian="normal" style:font-style-complex="normal"/>
    </style:style>
    <style:style style:name="T27" style:family="text">
      <style:text-properties fo:font-style="normal" officeooo:rsid="003c5fad" style:font-style-asian="normal" style:font-style-complex="normal"/>
    </style:style>
    <style:style style:name="T28" style:family="text">
      <style:text-properties fo:font-style="normal" officeooo:rsid="003d00b3" style:font-style-asian="normal" style:font-style-complex="normal"/>
    </style:style>
    <style:style style:name="T29" style:family="text">
      <style:text-properties fo:font-style="normal" officeooo:rsid="003e7bd6" style:font-style-asian="normal" style:font-style-complex="normal"/>
    </style:style>
    <style:style style:name="T30" style:family="text">
      <style:text-properties fo:font-style="normal" officeooo:rsid="003fd779" style:font-style-asian="normal" style:font-style-complex="normal"/>
    </style:style>
    <style:style style:name="T31" style:family="text">
      <style:text-properties fo:font-style="normal" officeooo:rsid="0040461f" style:font-style-asian="normal" style:font-style-complex="normal"/>
    </style:style>
    <style:style style:name="T32" style:family="text">
      <style:text-properties fo:font-style="normal" officeooo:rsid="0040d6ec" style:font-style-asian="normal" style:font-style-complex="normal"/>
    </style:style>
    <style:style style:name="T33" style:family="text">
      <style:text-properties fo:font-style="normal" officeooo:rsid="00428f8f" style:font-style-asian="normal" style:font-style-complex="normal"/>
    </style:style>
    <style:style style:name="T34" style:family="text">
      <style:text-properties fo:font-style="normal" officeooo:rsid="0047819f" style:font-style-asian="normal" style:font-style-complex="normal"/>
    </style:style>
    <style:style style:name="T35" style:family="text">
      <style:text-properties fo:font-style="normal" officeooo:rsid="0048ddbe" style:font-style-asian="normal" style:font-style-complex="normal"/>
    </style:style>
    <style:style style:name="T36" style:family="text">
      <style:text-properties fo:font-style="normal" fo:font-weight="bold" officeooo:rsid="003fd779" style:font-style-asian="normal" style:font-weight-asian="bold" style:font-style-complex="normal" style:font-weight-complex="bold"/>
    </style:style>
    <style:style style:name="T37" style:family="text">
      <style:text-properties officeooo:rsid="001b386b"/>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mtd64-ng</text:p>
      <text:p text:style-name="P56">A lightweight multithreaded C++11 DNS64 server.</text:p>
      <text:p text:style-name="P26"/>
      <text:p text:style-name="P57"><text:span text:style-name="T1">Developer Documentatio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9">Table of Contents</text:p>
          </text:index-title>
          <text:p text:style-name="P15"><text:a xlink:type="simple" xlink:href="#__RefHeading__347_996789789" text:style-name="Index_20_Link" text:visited-style-name="Index_20_Link">Introducion<text:tab/>3</text:a></text:p>
          <text:p text:style-name="P60"><text:a xlink:type="simple" xlink:href="#__RefHeading__359_996789789" text:style-name="Index_20_Link" text:visited-style-name="Index_20_Link">Design goals<text:tab/>3</text:a></text:p>
          <text:p text:style-name="P60"><text:a xlink:type="simple" xlink:href="#__RefHeading__369_996789789" text:style-name="Index_20_Link" text:visited-style-name="Index_20_Link">C++11<text:tab/>3</text:a></text:p>
          <text:p text:style-name="P15"><text:a xlink:type="simple" xlink:href="#__RefHeading__387_996789789" text:style-name="Index_20_Link" text:visited-style-name="Index_20_Link">Architecture<text:tab/>3</text:a></text:p>
          <text:p text:style-name="P60"><text:a xlink:type="simple" xlink:href="#__RefHeading__403_996789789" text:style-name="Index_20_Link" text:visited-style-name="Index_20_Link">Classes<text:tab/>3</text:a></text:p>
          <text:p text:style-name="P21"><text:a xlink:type="simple" xlink:href="#__RefHeading__405_996789789" text:style-name="Index_20_Link" text:visited-style-name="Index_20_Link">ThreadPool, WorkerThread<text:tab/>3</text:a></text:p>
          <text:p text:style-name="P21"><text:a xlink:type="simple" xlink:href="#__RefHeading__448_996789789" text:style-name="Index_20_Link" text:visited-style-name="Index_20_Link">DNSHeader<text:tab/>3</text:a></text:p>
          <text:p text:style-name="P21"><text:a xlink:type="simple" xlink:href="#__RefHeading__450_996789789" text:style-name="Index_20_Link" text:visited-style-name="Index_20_Link">DNSLabel, DNSQname, DNSQuestion, DNSResource, DNSPacket<text:tab/>4</text:a></text:p>
          <text:p text:style-name="P21"><text:a xlink:type="simple" xlink:href="#__RefHeading__467_996789789" text:style-name="Index_20_Link" text:visited-style-name="Index_20_Link">DNSSource, DNSClient<text:tab/>4</text:a></text:p>
          <text:p text:style-name="P21"><text:a xlink:type="simple" xlink:href="#__RefHeading__469_996789789" text:style-name="Index_20_Link" text:visited-style-name="Index_20_Link">Query<text:tab/>4</text:a></text:p>
          <text:p text:style-name="P21"><text:a xlink:type="simple" xlink:href="#__RefHeading__566_996789789" text:style-name="Index_20_Link" text:visited-style-name="Index_20_Link">Server<text:tab/>4</text:a></text:p>
          <text:p text:style-name="P60"><text:a xlink:type="simple" xlink:href="#__RefHeading__527_996789789" text:style-name="Index_20_Link" text:visited-style-name="Index_20_Link"><text:span text:style-name="T8">Flow of a </text:span></text:a><text:a xlink:type="simple" xlink:href="#__RefHeading__527_996789789" text:style-name="Index_20_Link" text:visited-style-name="Index_20_Link"><text:span text:style-name="T8">query</text:span></text:a><text:a xlink:type="simple" xlink:href="#__RefHeading__527_996789789" text:style-name="Index_20_Link" text:visited-style-name="Index_20_Link"><text:tab/>4</text:a></text:p>
          <text:p text:style-name="P15"><text:a xlink:type="simple" xlink:href="#__RefHeading__471_996789789" text:style-name="Index_20_Link" text:visited-style-name="Index_20_Link"><text:span text:style-name="T8">Configuration</text:span></text:a><text:a xlink:type="simple" xlink:href="#__RefHeading__471_996789789" text:style-name="Index_20_Link" text:visited-style-name="Index_20_Link"><text:tab/>6</text:a></text:p>
          <text:p text:style-name="P21"><text:a xlink:type="simple" xlink:href="#__RefHeading__496_996789789" text:style-name="Index_20_Link" text:visited-style-name="Index_20_Link">nameserver<text:tab/>6</text:a></text:p>
          <text:p text:style-name="P21"><text:a xlink:type="simple" xlink:href="#__RefHeading__500_996789789" text:style-name="Index_20_Link" text:visited-style-name="Index_20_Link">dns64-prefix<text:tab/>6</text:a></text:p>
          <text:p text:style-name="P21"><text:a xlink:type="simple" xlink:href="#__RefHeading__502_996789789" text:style-name="Index_20_Link" text:visited-style-name="Index_20_Link">debugging<text:tab/>6</text:a></text:p>
          <text:p text:style-name="P21"><text:a xlink:type="simple" xlink:href="#__RefHeading__504_996789789" text:style-name="Index_20_Link" text:visited-style-name="Index_20_Link">timeout-time<text:tab/>6</text:a></text:p>
          <text:p text:style-name="P21"><text:a xlink:type="simple" xlink:href="#__RefHeading__506_996789789" text:style-name="Index_20_Link" text:visited-style-name="Index_20_Link">resend-attempts<text:tab/>6</text:a></text:p>
          <text:p text:style-name="P21"><text:a xlink:type="simple" xlink:href="#__RefHeading__508_996789789" text:style-name="Index_20_Link" text:visited-style-name="Index_20_Link">response-maxlength<text:tab/>6</text:a></text:p>
          <text:p text:style-name="P21"><text:a xlink:type="simple" xlink:href="#__RefHeading__510_996789789" text:style-name="Index_20_Link" text:visited-style-name="Index_20_Link">num-threads<text:tab/>6</text:a></text:p>
          <text:p text:style-name="P21"><text:a xlink:type="simple" xlink:href="#__RefHeading__512_996789789" text:style-name="Index_20_Link" text:visited-style-name="Index_20_Link">port<text:tab/>7</text:a></text:p>
        </text:index-body>
      </text:table-of-content>
      <text:h text:style-name="P18" text:outline-level="1"><text:span text:style-name="T1"/></text:h>
      <text:h text:style-name="P17" text:outline-level="1"><text:bookmark-start text:name="__RefHeading__347_996789789"/>Introducion<text:bookmark-end text:name="__RefHeading__347_996789789"/></text:h>
      <text:h text:style-name="P22" text:outline-level="2"><text:bookmark-start text:name="__RefHeading__359_996789789"/>Design goals<text:bookmark-end text:name="__RefHeading__359_996789789"/></text:h>
      <text:p text:style-name="P30">The main design goals for the mtd64-ng server are speed, simplicity, good code quality and expandability. Using OO decomposition and the RAII idiom (Resource Acquisition Is Initialization) ensures that raw, sensitive resources (memory, sockets) are always released, and greatly simplifies exception handling.</text:p>
      <text:p text:style-name="P28"/>
      <text:h text:style-name="P22" text:outline-level="2"><text:bookmark-start text:name="__RefHeading__369_996789789"/>C++11<text:bookmark-end text:name="__RefHeading__369_996789789"/></text:h>
      <text:p text:style-name="P31">Using the new features of the C++11 standard enables us to write more efficient and better readable code. Move semantics helps to avoid unnecessary copies, lambda expressions and initializer lists helps achieving better code readability. <text:span text:style-name="T4">The built-in thread, mutex, condition_variable and atomic classes and templates provide a standardized and cross-platform interface for multithreaded programming.</text:span></text:p>
      <text:p text:style-name="P29"/>
      <text:h text:style-name="P20" text:outline-level="1"><text:bookmark-start text:name="__RefHeading__387_996789789"/>Architecture<text:bookmark-end text:name="__RefHeading__387_996789789"/></text:h>
      <text:h text:style-name="P24" text:outline-level="2"><text:bookmark-start text:name="__RefHeading__403_996789789"/>Classes<text:bookmark-end text:name="__RefHeading__403_996789789"/></text:h>
      <text:h text:style-name="P1" text:outline-level="3"><text:bookmark-start text:name="__RefHeading__405_996789789"/><text:span text:style-name="T3">T</text:span>hreadPool, WorkerThread<text:bookmark-end text:name="__RefHeading__405_996789789"/></text:h>
      <text:p text:style-name="P41"><text:bookmark-start text:name="__RefHeading__407_996789789"/>ThreadPool is a generic thread pool class written in C++11 using the built-in thread classes. Its constructor starts the given number of worker threads (using the WorkerThread functors to provide the main loop for the threads). An std::deque <text:span text:style-name="T5">queues the tasks and a condition_variable is used to signal avaliable tasks to sleeping worker threads.</text:span><text:bookmark-end text:name="__RefHeading__407_996789789"/></text:p>
      <text:p text:style-name="P32">Tasks are <text:span text:style-name="T6">moved </text:span><text:span text:style-name="T8">into the queue using </text:span><text:span text:style-name="T9">an</text:span><text:span text:style-name="T8"> std::function template. This makes it possible to add functions, functors and lambda expressions to the queue.</text:span></text:p>
      <text:h text:style-name="P2" text:outline-level="3"><text:bookmark-start text:name="__RefHeading__448_996789789"/>DNSHeader<text:bookmark-end text:name="__RefHeading__448_996789789"/></text:h>
      <text:p text:style-name="P42"><text:bookmark-start text:name="__RefHeading__407_9967897899"/>DNSHeader represents the header of a DNS packet. It is not constructed, but casted on the raw data stream, making it more efficient.<text:bookmark-end text:name="__RefHeading__407_9967897899"/></text:p>
      <text:p text:style-name="P33">Polymorphic setter and getter functions perform the necessary bit masking and network byte order vs. host byte order conversions.</text:p>
      <text:h text:style-name="P2" text:outline-level="3"><text:bookmark-start text:name="__RefHeading__450_996789789"/><text:soft-page-break/>DNSLabel, DNSQname, DNSQuestion, DNSResource, DNSPacket<text:bookmark-end text:name="__RefHeading__450_996789789"/></text:h>
      <text:p text:style-name="P43"><text:span text:style-name="T8">These classes represent parts of the DNS packet. DNSQname aggregates DNSLabels and DNSQuestions and DNSResources contain a DNSQname (beside the other standard fields). </text:span><text:span text:style-name="T11">DNSPacket aggregates a DNSHeader, DNSQuestions and DNSResources. </text:span><text:span text:style-name="T12">Setter and getter functions perform all the necessary conversions, including resizing the packet (and </text:span><text:span text:style-name="T13">moving</text:span><text:span text:style-name="T12"> all the Questions, Resources and Labels) when the rdata field of a DNSQname or DNSResource is changed – which is an e</text:span><text:span text:style-name="T13">ssential operation in synthesizing the IPv6 address form the IPv4 address.</text:span></text:p>
      <text:h text:style-name="P4" text:outline-level="3"><text:bookmark-start text:name="__RefHeading__467_996789789"/>DNS<text:span text:style-name="T37">Source, DNSClient</text:span><text:bookmark-end text:name="__RefHeading__467_996789789"/></text:h>
      <text:p text:style-name="P44"><text:span text:style-name="T14">The </text:span><text:span text:style-name="T8">DNSSource </text:span><text:span text:style-name="T14">i</text:span><text:span text:style-name="T8">nterface </text:span><text:span text:style-name="T14">provides an interface to 'send' DNS query packets and get an answer. Implementing classes can use their own strategies to do that (forwarding or recursing, caching or not).</text:span></text:p>
      <text:p text:style-name="P34"><text:span text:style-name="T14">T</text:span><text:span text:style-name="T8">he DNSClient implements the DNSSource interface and acts as a non-caching fo</text:span><text:span text:style-name="T15">r</text:span><text:span text:style-name="T8">warder to resolve DNS queries.</text:span></text:p>
      <text:h text:style-name="P5" text:outline-level="3"><text:bookmark-start text:name="__RefHeading__469_996789789"/>Query<text:bookmark-end text:name="__RefHeading__469_996789789"/></text:h>
      <text:p text:style-name="P45"><text:span text:style-name="T8">The Query class </text:span><text:span text:style-name="T18">implements</text:span><text:span text:style-name="T8"> a DNS query. It is a functor which can be supplied to a ThreadPool as a task. It stores a pointer to the raw packet data and performs the </text:span><text:span text:style-name="T16">business logic </text:span><text:span text:style-name="T17">using the previous helper classes.</text:span></text:p>
      <text:h text:style-name="P6" text:outline-level="3"><text:bookmark-start text:name="__RefHeading__566_996789789"/>Server<text:bookmark-end text:name="__RefHeading__566_996789789"/></text:h>
      <text:p text:style-name="P35"><text:span text:style-name="T8">The Server class implements the DNS64 server. It loads and stores the configuration, starts the thread pool, opens the sockets, then receives and converts DNS query packets into Query objects and stores them in a queue to be executed by the thread pool.</text:span></text:p>
      <text:h text:style-name="P25" text:outline-level="2"><text:bookmark-start text:name="__RefHeading__527_996789789"/><text:span text:style-name="T8">Flow of a </text:span><text:span text:style-name="T22">query</text:span><text:bookmark-end text:name="__RefHeading__527_996789789"/></text:h>
      <text:p text:style-name="P54"><text:bookmark-start text:name="__RefHeading__611_996789789"/><text:span text:style-name="T19">I</text:span><text:span text:style-name="T8">n this section we describe the generic flow of a </text:span><text:span text:style-name="T20">query </text:span><text:span text:style-name="T8">through the mtd-64 server:</text:span><text:bookmark-end text:name="__RefHeading__611_996789789"/></text:p>
      <text:list xml:id="list5145699409288587746" text:style-name="L1">
        <text:list-item>
          <text:p text:style-name="P27"><text:bookmark-start text:name="__RefHeading__613_996789789"/><text:span text:style-name="T8">The Server receives a UDP packet on the configured port </text:span><text:span text:style-name="T21">from a Client.</text:span><text:bookmark-end text:name="__RefHeading__613_996789789"/></text:p>
        </text:list-item>
        <text:list-item>
          <text:p text:style-name="P27"><text:bookmark-start text:name="__RefHeading__615_996789789"/><text:span text:style-name="T8">The Server creates a Query object from the packet and places it in the queue.</text:span><text:bookmark-end text:name="__RefHeading__615_996789789"/></text:p>
        </text:list-item>
        <text:list-item>
          <text:p text:style-name="P27"><text:bookmark-start text:name="__RefHeading__617_996789789"/><text:span text:style-name="T8">When there is an avaliable worker thread the Query starts to execute.</text:span><text:bookmark-end text:name="__RefHeading__617_996789789"/></text:p>
        </text:list-item>
        <text:list-item>
          <text:p text:style-name="P27"><text:bookmark-start text:name="__RefHeading__619_996789789"/><text:span text:style-name="T8">The Query objects determines whether the packet really is a DNS Query.</text:span><text:bookmark-end text:name="__RefHeading__619_996789789"/></text:p>
        </text:list-item>
        <text:list-item>
          <text:p text:style-name="P27"><text:bookmark-start text:name="__RefHeading__621_996789789"/><text:span text:style-name="T8">If so it forwards the query to one of the configured DNS servers using the configured selection mode. </text:span><text:span text:style-name="T21">If it fails (timeout occurs at timeout-time) it tries an another DNS server, at most resend-attempts time.</text:span><text:bookmark-end text:name="__RefHeading__621_996789789"/></text:p>
        </text:list-item>
        <text:list-item>
          <text:p text:style-name="P27"><text:bookmark-start text:name="__RefHeading__623_996789789"/><text:soft-page-break/><text:span text:style-name="T8">The Query objects determines whether a synthesis action is needed. Synthesis is required if: the question in the query is for an AAAA record AND the domain exists AND there is no AAAA records in the answer section.</text:span><text:bookmark-end text:name="__RefHeading__623_996789789"/></text:p>
        </text:list-item>
        <text:list-item>
          <text:p text:style-name="P27"><text:bookmark-start text:name="__RefHeading__625_996789789"/><text:span text:style-name="T8">If a synthesis is not needed the answer is sent to the Client.</text:span><text:bookmark-end text:name="__RefHeading__625_996789789"/></text:p>
        </text:list-item>
        <text:list-item>
          <text:p text:style-name="P27"><text:bookmark-start text:name="__RefHeading__627_996789789"/><text:span text:style-name="T8">If synthesis is needed the Query class synthesizes the answer using the DNS packet manipulator classes and Server, then sends the synthesized answer to the Client.</text:span><text:bookmark-end text:name="__RefHeading__627_996789789"/></text:p>
        </text:list-item>
      </text:list>
      <text:h text:style-name="P19" text:outline-level="1"><text:span text:style-name="T8"/></text:h>
      <text:h text:style-name="P16" text:outline-level="1"><text:bookmark-start text:name="__RefHeading__471_996789789"/><text:span text:style-name="T8">Configuration</text:span><text:bookmark-end text:name="__RefHeading__471_996789789"/></text:h>
      <text:h text:style-name="P7" text:outline-level="3"><text:bookmark-start text:name="__RefHeading__496_996789789"/>nameserver<text:bookmark-end text:name="__RefHeading__496_996789789"/></text:h>
      <text:p text:style-name="P46"><text:span text:style-name="T10">F</text:span><text:span text:style-name="T8">unction: </text:span><text:span text:style-name="T23">defines a recursor to use for name resolution. Using the default option the server uses the nameservers configured in /</text:span><text:span text:style-name="T7">etc/resolv.conf</text:span></text:p>
      <text:p text:style-name="P36"><text:span text:style-name="T8">Valid values: </text:span><text:span text:style-name="T23">&lt;ip&gt; or “default”</text:span></text:p>
      <text:p text:style-name="P36"><text:span text:style-name="T8">Default value: </text:span><text:span text:style-name="T24">none</text:span></text:p>
      <text:h text:style-name="P7" text:outline-level="3"><text:bookmark-start text:name="__RefHeading__500_996789789"/>dns64-prefix<text:bookmark-end text:name="__RefHeading__500_996789789"/></text:h>
      <text:p text:style-name="P46"><text:span text:style-name="T10">F</text:span><text:span text:style-name="T8">unction: </text:span><text:span text:style-name="T25">Specifies the DNS64 prefix to use.</text:span></text:p>
      <text:p text:style-name="P37"><text:span text:style-name="T8">Valid values: </text:span><text:span text:style-name="T25">As described in RFC 6052. &lt;ipv6&gt;/{32,40,48,56,64,96}</text:span></text:p>
      <text:p text:style-name="P36"><text:span text:style-name="T10">Default value: </text:span><text:span text:style-name="T25">none</text:span></text:p>
      <text:h text:style-name="P7" text:outline-level="3"><text:bookmark-start text:name="__RefHeading__502_996789789"/>debugging<text:bookmark-end text:name="__RefHeading__502_996789789"/></text:h>
      <text:p text:style-name="P46"><text:span text:style-name="T10">F</text:span><text:span text:style-name="T8">unction: </text:span><text:span text:style-name="T26">Turns on or off debugging mode. In debugging mode a more verbose log output is generated</text:span></text:p>
      <text:p text:style-name="P36"><text:span text:style-name="T8">Valid values: </text:span><text:span text:style-name="T26">yes or no</text:span></text:p>
      <text:p text:style-name="P36"><text:span text:style-name="T10">Default value: </text:span><text:span text:style-name="T26">no</text:span></text:p>
      <text:h text:style-name="P7" text:outline-level="3"><text:bookmark-start text:name="__RefHeading__504_996789789"/>timeout-time<text:bookmark-end text:name="__RefHeading__504_996789789"/></text:h>
      <text:p text:style-name="P46"><text:span text:style-name="T10">F</text:span><text:span text:style-name="T8">unction: </text:span><text:span text:style-name="T26">Specifies the timeout for DNS recursor queries.</text:span></text:p>
      <text:p text:style-name="P38"><text:span text:style-name="T8">Valid values: </text:span><text:span text:style-name="T26">a double-precision floating-point number, greater than 0s and lower than 32768 s</text:span></text:p>
      <text:p text:style-name="P36"><text:span text:style-name="T10">Default value: </text:span><text:span text:style-name="T27">1.0 s</text:span></text:p>
      <text:h text:style-name="P7" text:outline-level="3"><text:bookmark-start text:name="__RefHeading__506_996789789"/>resend-attempts<text:bookmark-end text:name="__RefHeading__506_996789789"/></text:h>
      <text:p text:style-name="P50"><text:span text:style-name="T10">F</text:span><text:span text:style-name="T8">unction: </text:span><text:span text:style-name="T29">How many times will the DNS server tr</text:span><text:span text:style-name="T35">ies</text:span><text:span text:style-name="T29"> to resend a DNS query message if there is no answer.</text:span></text:p>
      <text:p text:style-name="P36"><text:span text:style-name="T8">Valid values: </text:span><text:span text:style-name="T28">0 – </text:span><text:span text:style-name="T33">SHORT_</text:span><text:span text:style-name="T28">INT_MAX (0 means no retries)</text:span></text:p>
      <text:p text:style-name="P36"><text:span text:style-name="T10">Default value: </text:span><text:span text:style-name="T28">2</text:span></text:p>
      <text:h text:style-name="P7" text:outline-level="3"><text:bookmark-start text:name="__RefHeading__508_996789789"/>response-maxlength<text:bookmark-end text:name="__RefHeading__508_996789789"/></text:h>
      <text:p text:style-name="P51"><text:span text:style-name="T10">F</text:span><text:span text:style-name="T8">unction: </text:span><text:span text:style-name="T30">Maximum length of the IPv6 response message (UDP payload).</text:span></text:p>
      <text:p text:style-name="P39"><text:span text:style-name="T8">Valid values: </text:span><text:span text:style-name="T30">Any valid </text:span><text:span text:style-name="T32">packet </text:span><text:span text:style-name="T30">size, but 512 is </text:span><text:span text:style-name="T36">strongly</text:span><text:span text:style-name="T30"> recommended, </text:span><text:span text:style-name="T31">since it is the RFC standard.</text:span></text:p>
      <text:p text:style-name="P36"><text:span text:style-name="T10">Default value: </text:span><text:span text:style-name="T30">512</text:span></text:p>
      <text:h text:style-name="P7" text:outline-level="3"><text:bookmark-start text:name="__RefHeading__510_996789789"/><text:soft-page-break/>num-threads<text:bookmark-end text:name="__RefHeading__510_996789789"/></text:h>
      <text:p text:style-name="P46"><text:span text:style-name="T10">F</text:span><text:span text:style-name="T8">unction: </text:span><text:span text:style-name="T33">Specifies the number of threads to start in the thread pool.</text:span></text:p>
      <text:p text:style-name="P40"><text:span text:style-name="T8">Valid values: </text:span><text:span text:style-name="T33">1</text:span><text:span text:style-name="T28"> – </text:span><text:span text:style-name="T33">SHORT_</text:span><text:span text:style-name="T28">INT_MAX</text:span></text:p>
      <text:p text:style-name="P36"><text:span text:style-name="T10">Default value: </text:span><text:span text:style-name="T33">10</text:span></text:p>
      <text:h text:style-name="P7" text:outline-level="3"><text:bookmark-start text:name="__RefHeading__512_996789789"/>port<text:bookmark-end text:name="__RefHeading__512_996789789"/></text:h>
      <text:p text:style-name="P46"><text:span text:style-name="T10">F</text:span><text:span text:style-name="T8">unction: </text:span><text:span text:style-name="T34">Specifies the port for the server to listen on.</text:span></text:p>
      <text:p text:style-name="P36"><text:span text:style-name="T8">Valid values: </text:span><text:span text:style-name="T34">Any valid UDP port.</text:span></text:p>
      <text:p text:style-name="P36"><text:span text:style-name="T10">Default value: </text:span><text:span text:style-name="T34">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G" svg:font-family="'Linux Libertine G'" style:font-pitch="variable"/>
    <style:font-face style:name="Linux Libertine G1" svg:font-family="'Linux Libertine G'"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inux Libertine G1" fo:font-family="'Linux Libertine G'"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6.6902in" style:type="right"/>
        </style:tab-stops>
      </style:paragraph-properties>
      <style:text-properties officeooo:paragraph-rsid="000c4db1"/>
    </style:style>
    <style:style style:name="MT1" style:family="text">
      <style:text-properties style:font-name="Liberation Serif" officeooo:rsid="0019af8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fo:border-top="0.06pt double #000000" fo:border-bottom="none" fo:border-left="none" fo:border-right="none" style:border-line-width-top="0.0102in 0.0102in 0.0008in" fo:padding="0.0201in" style:shadow="none"/>
      </style:footer-style>
    </style:page-layout>
  </office:automatic-styles>
  <office:master-styles>
    <style:master-page style:name="Standard" style:page-layout-name="Mpm1">
      <style:footer>
        <text:p text:style-name="MP1"><text:span text:style-name="MT1"><text:page-number text:select-page="current">7</text:page-number></text:span><text:span text:style-name="MT1"><text:tab/>mtd64-ng Developer Document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2:06:04.697108075</meta:creation-date>
    <dc:date>2015-05-07T13:42:19.431194367</dc:date>
    <meta:editing-duration>PT1H35M43S</meta:editing-duration>
    <meta:editing-cycles>65</meta:editing-cycles>
    <meta:generator>LibreOffice/4.4.1.2$Linux_X86_64 LibreOffice_project/40m0$Build-2</meta:generator>
    <meta:print-date>2015-05-07T13:34:45.687307813</meta:print-date>
    <meta:document-statistic meta:table-count="0" meta:image-count="0" meta:object-count="0" meta:page-count="7" meta:paragraph-count="91" meta:word-count="905" meta:character-count="5753" meta:non-whitespace-character-count="4944"/>
  </office:meta>
</office:document-meta>
</file>